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72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7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71cm" fo:min-width="0cm"/>
    </style:style>
    <style:style style:name="gr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17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173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72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71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74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69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75cm" fo:min-width="0cm"/>
      <style:paragraph-properties style:writing-mode="lr-tb"/>
    </style:style>
    <style:style style:name="gr16" style:family="graphic" style:parent-style-name="standard">
      <style:graphic-properties svg:stroke-width="0.025cm" svg:stroke-color="#2a6099" draw:marker-start-width="0.229cm" draw:marker-end-width="0.229cm" draw:fill-color="#ff0000" draw:textarea-horizontal-align="justify" draw:textarea-vertical-align="middle" draw:auto-grow-height="false" fo:min-height="0.147cm" fo:min-width="0cm" fo:padding-top="0.137cm" fo:padding-bottom="0.137cm" fo:padding-left="0.262cm" fo:padding-right="0.262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3.927cm" svg:y1="7.675cm" svg:x2="24.207cm" svg:y2="5.911cm">
          <text:p/>
        </draw:line>
        <draw:custom-shape draw:style-name="gr2" draw:text-style-name="P2" draw:layer="layout" svg:width="0.595cm" svg:height="0.599cm" draw:transform="rotate (2.9843384879851) translate (24.173cm 8.0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97cm" svg:height="0.596cm" draw:transform="rotate (2.9843384879851) translate (15.073cm 8.3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5cm" svg:height="0.6cm" draw:transform="rotate (2.9843384879851) translate (23.614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96cm" svg:height="0.594cm" draw:transform="rotate (2.9843384879851) translate (17.92cm 9.437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95cm" svg:height="0.596cm" draw:transform="rotate (2.9843384879851) translate (23.895cm 9.7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647cm" svg:y1="9.442cm" svg:x2="23.927cm" svg:y2="7.678cm">
          <text:p/>
        </draw:line>
        <draw:custom-shape draw:style-name="gr2" draw:text-style-name="P2" draw:layer="layout" svg:width="0.595cm" svg:height="0.599cm" draw:transform="rotate (2.9843384879851) translate (24.454cm 6.2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367cm" svg:y1="11.206cm" svg:x2="23.647cm" svg:y2="9.442cm">
          <text:p/>
        </draw:line>
        <draw:line draw:style-name="gr1" draw:text-style-name="P1" draw:layer="layout" svg:x1="23.367cm" svg:y1="11.205cm" svg:x2="20.518cm" svg:y2="10.152cm">
          <text:p/>
        </draw:line>
        <draw:custom-shape draw:style-name="gr6" draw:text-style-name="P2" draw:layer="layout" svg:width="0.596cm" svg:height="0.593cm" draw:transform="rotate (2.9843384879851) translate (20.768cm 10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521cm" svg:y1="10.151cm" svg:x2="17.672cm" svg:y2="9.098cm">
          <text:p/>
        </draw:line>
        <draw:line draw:style-name="gr1" draw:text-style-name="P1" draw:layer="layout" svg:x1="17.675cm" svg:y1="9.096cm" svg:x2="14.826cm" svg:y2="8.043cm">
          <text:p/>
        </draw:line>
        <draw:line draw:style-name="gr7" draw:text-style-name="P4" draw:layer="layout" svg:x1="24.206cm" svg:y1="5.914cm" svg:x2="14.823cm" svg:y2="8.043cm">
          <text:p text:style-name="P2"><text:s text:c="4"/></text:p>
        </draw:line>
        <draw:custom-shape draw:style-name="gr6" draw:text-style-name="P2" draw:layer="layout" svg:width="0.596cm" svg:height="0.593cm" draw:transform="rotate (2.9843384879851) translate (21.327cm 6.9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96cm" svg:height="0.594cm" draw:transform="rotate (2.9843384879851) translate (18.2cm 7.6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96cm" svg:height="0.596cm" draw:transform="rotate (2.9843384879851) translate (21.047cm 8.7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4.206cm" svg:y1="5.911cm" svg:x2="20.865cm" svg:y2="4.173cm">
          <text:p text:style-name="P2"><text:s text:c="4"/></text:p>
        </draw:line>
        <draw:custom-shape draw:style-name="gr3" draw:text-style-name="P2" draw:layer="layout" svg:width="0.595cm" svg:height="0.596cm" draw:transform="rotate (2.9843384879851) translate (21.111cm 4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0.865cm" svg:y1="4.176cm" svg:x2="17.524cm" svg:y2="2.438cm">
          <text:p text:style-name="P2"><text:s text:c="4"/></text:p>
        </draw:line>
        <draw:custom-shape draw:style-name="gr8" draw:text-style-name="P2" draw:layer="layout" svg:width="0.599cm" svg:height="0.594cm" draw:transform="rotate (2.9843384879851) translate (17.771cm 2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522cm" svg:y1="2.441cm" svg:x2="14.181cm" svg:y2="0.703cm">
          <text:p text:style-name="P2"><text:s text:c="4"/></text:p>
        </draw:line>
        <draw:custom-shape draw:style-name="gr8" draw:text-style-name="P2" draw:layer="layout" svg:width="0.598cm" svg:height="0.592cm" draw:transform="rotate (2.9843384879851) translate (14.458cm 1.0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4.181cm" svg:y1="0.706cm" svg:x2="14.826cm" svg:y2="8.043cm">
          <text:p text:style-name="P2"><text:s text:c="12"/></text:p>
        </draw:line>
        <draw:custom-shape draw:style-name="gr3" draw:text-style-name="P2" draw:layer="layout" svg:width="0.597cm" svg:height="0.596cm" draw:transform="rotate (2.9843384879851) translate (14.667cm 3.5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6cm" svg:height="0.6cm" draw:transform="rotate (2.9843384879851) translate (14.901cm 5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3cm" svg:height="0.597cm" draw:transform="rotate (2.9843384879851) translate (17.972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29cm" svg:y1="10.547cm" svg:x2="14.826cm" svg:y2="8.041cm">
          <text:p/>
        </draw:line>
        <draw:custom-shape draw:style-name="gr10" draw:text-style-name="P3" draw:layer="layout" svg:width="0.597cm" svg:height="0.597cm" draw:transform="rotate (2.9843384879851) translate (14.689cm 10.816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9cm" svg:height="0.597cm" draw:transform="rotate (2.9843384879851) translate (14.69cm 10.8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041cm" svg:y1="12.973cm" svg:x2="14.438cm" svg:y2="10.467cm">
          <text:p/>
        </draw:line>
        <draw:custom-shape draw:style-name="gr11" draw:text-style-name="P3" draw:layer="layout" svg:width="0.599cm" svg:height="0.596cm" draw:transform="rotate (2.9843384879851) translate (14.304cm 13.24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99cm" svg:height="0.596cm" draw:transform="rotate (2.9843384879851) translate (14.304cm 13.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55cm" svg:y1="15.405cm" svg:x2="14.052cm" svg:y2="12.899cm">
          <text:p/>
        </draw:line>
        <draw:custom-shape draw:style-name="gr11" draw:text-style-name="P3" draw:layer="layout" svg:width="0.599cm" svg:height="0.596cm" draw:transform="rotate (2.9843384879851) translate (13.918cm 15.67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368cm" svg:y1="11.204cm" svg:x2="13.68cm" svg:y2="15.253cm">
          <text:p/>
        </draw:line>
        <draw:custom-shape draw:style-name="gr6" draw:text-style-name="P2" draw:layer="layout" svg:width="0.593cm" svg:height="0.595cm" draw:transform="rotate (2.9843384879851) translate (20.29cm 12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95cm" svg:height="0.594cm" draw:transform="rotate (2.9843384879851) translate (17.069cm 14.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95cm" svg:height="0.592cm" draw:transform="rotate (2.9843384879851) translate (17.442cm 11.929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5cm" svg:height="0.597cm" draw:transform="rotate (2.9843384879851) translate (23.615cm 11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96cm" svg:height="0.593cm" draw:transform="rotate (2.9843384879851) translate (20.768cm 10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93cm" svg:height="0.595cm" draw:transform="rotate (2.9843384879851) translate (17.917cm 9.436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99cm" svg:height="0.599cm" draw:transform="rotate (2.9843384879851) translate (15.075cm 8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5cm" svg:height="0.597cm" draw:transform="rotate (2.9843384879851) translate (24.175cm 8.0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95cm" svg:height="0.599cm" draw:transform="rotate (2.9843384879851) translate (23.895cm 9.7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95cm" svg:height="0.599cm" draw:transform="rotate (2.9843384879851) translate (24.454cm 6.2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5cm" svg:height="0.597cm" draw:transform="rotate (2.9843384879851) translate (21.111cm 4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5cm" svg:height="0.597cm" draw:transform="rotate (2.9843384879851) translate (17.767cm 2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95cm" svg:height="0.595cm" draw:transform="rotate (2.9843384879851) translate (14.687cm 10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95cm" svg:height="0.594cm" draw:transform="rotate (2.9843384879851) translate (14.3cm 13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95cm" svg:height="0.592cm" draw:transform="rotate (2.9843384879851) translate (13.915cm 15.669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93cm" svg:height="0.599cm" draw:transform="rotate (2.67541521038211) translate (24.338cm 6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5cm" svg:height="0.598cm" draw:transform="skewX (-0.00174532925199438) rotate (2.67541521038211) translate (24.336cm 6.2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04cm" svg:y1="9.481cm" svg:x2="14.826cm" svg:y2="8.043cm">
          <text:p/>
        </draw:line>
        <draw:custom-shape draw:style-name="gr12" draw:text-style-name="P3" draw:layer="layout" svg:width="0.596cm" svg:height="0.595cm" draw:transform="rotate (2.9843384879851) translate (11.748cm 9.8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57cm" svg:y1="10.931cm" svg:x2="11.579cm" svg:y2="9.493cm">
          <text:p/>
        </draw:line>
        <draw:custom-shape draw:style-name="gr13" draw:text-style-name="P3" draw:layer="layout" svg:width="0.596cm" svg:height="0.598cm" draw:transform="rotate (2.9843384879851) translate (8.511cm 11.23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96cm" svg:height="0.595cm" draw:transform="rotate (2.9843384879851) translate (8.507cm 11.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6cm" svg:height="0.598cm" draw:transform="rotate (2.9843384879851) translate (8.507cm 11.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37cm" svg:y1="12.356cm" svg:x2="8.259cm" svg:y2="10.918cm">
          <text:p/>
        </draw:line>
        <draw:custom-shape draw:style-name="gr14" draw:text-style-name="P3" draw:layer="layout" svg:width="0.599cm" svg:height="0.591cm" draw:transform="rotate (2.9843384879851) translate (5.273cm 12.683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16cm" svg:y1="12.369cm" svg:x2="13.662cm" svg:y2="15.261cm">
          <text:p/>
        </draw:line>
        <draw:line draw:style-name="gr1" draw:text-style-name="P1" draw:layer="layout" svg:x1="14.826cm" svg:y1="8.043cm" svg:x2="11.039cm" svg:y2="6.696cm">
          <text:p/>
        </draw:line>
        <draw:custom-shape draw:style-name="gr11" draw:text-style-name="P3" draw:layer="layout" svg:width="0.596cm" svg:height="0.596cm" draw:transform="rotate (2.9843384879851) translate (10.993cm 14.58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93cm" svg:height="0.593cm" draw:transform="rotate (2.9843384879851) translate (8.051cm 13.64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595cm" svg:height="0.599cm" draw:transform="rotate (2.9843384879851) translate (11.332cm 12.26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96cm" svg:height="0.596cm" draw:transform="rotate (2.9843384879851) translate (11.287cm 7.03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96cm" svg:height="0.596cm" draw:transform="rotate (2.9843384879851) translate (11.287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96cm" svg:height="0.596cm" draw:transform="rotate (2.9843384879851) translate (11.285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4cm" svg:y1="6.694cm" svg:x2="7.253cm" svg:y2="5.347cm">
          <text:p/>
        </draw:line>
        <draw:custom-shape draw:style-name="gr14" draw:text-style-name="P3" draw:layer="layout" svg:width="0.596cm" svg:height="0.591cm" draw:transform="rotate (2.9843384879851) translate (7.5cm 5.68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5cm" svg:height="0.598cm" draw:transform="rotate (2.9843384879851) translate (7.512cm 5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95cm" svg:height="0.595cm" draw:transform="rotate (2.9843384879851) translate (7.512cm 5.6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265cm" svg:y1="5.309cm" svg:x2="3.478cm" svg:y2="3.962cm">
          <text:p/>
        </draw:line>
        <draw:custom-shape draw:style-name="gr10" draw:text-style-name="P3" draw:layer="layout" svg:width="0.597cm" svg:height="0.597cm" draw:transform="rotate (2.9843384879851) translate (3.727cm 4.303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25cm" svg:y1="12.345cm" svg:x2="3.481cm" svg:y2="3.961cm">
          <text:p/>
        </draw:line>
        <draw:custom-shape draw:style-name="gr5" draw:text-style-name="P3" draw:layer="layout" svg:width="0.596cm" svg:height="0.594cm" draw:transform="rotate (2.9843384879851) translate (4.765cm 9.77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96cm" svg:height="0.596cm" draw:transform="rotate (2.9843384879851) translate (4.231cm 7.09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93cm" svg:height="0.6cm" draw:transform="rotate (2.9843384879851) translate (7.923cm 8.41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4.181cm" svg:y1="0.706cm" svg:x2="3.469cm" svg:y2="3.986cm">
          <text:p text:style-name="P2"><text:s text:c="12"/></text:p>
        </draw:line>
        <draw:custom-shape draw:style-name="gr6" draw:text-style-name="P2" draw:layer="layout" svg:width="0.593cm" svg:height="0.593cm" draw:transform="rotate (2.9843384879851) translate (11.072cm 4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98cm" svg:height="0.594cm" draw:transform="rotate (2.9843384879851) translate (10.859cm 2.1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96cm" svg:height="0.592cm" draw:transform="rotate (2.9843384879851) translate (7.389cm 3.1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6cm" svg:height="0.598cm" draw:transform="rotate (2.9843384879851) translate (8.507cm 11.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96cm" svg:height="0.595cm" draw:transform="rotate (2.9843384879851) translate (11.744cm 9.819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95cm" svg:height="0.592cm" draw:transform="rotate (2.9843384879851) translate (13.915cm 15.669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7cm" svg:height="0.597cm" draw:transform="rotate (2.9843384879851) translate (23.613cm 11.5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97cm" svg:height="0.597cm" draw:transform="rotate (2.9843384879851) translate (3.727cm 4.303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94cm" svg:height="0.592cm" draw:transform="rotate (2.9843384879851) translate (7.511cm 5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96cm" svg:height="0.597cm" draw:transform="rotate (2.9843384879851) translate (11.286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599cm" svg:height="0.595cm" draw:transform="rotate (2.9843384879851) translate (15.074cm 8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95cm" svg:height="0.591cm" draw:transform="rotate (2.9843384879851) translate (5.269cm 12.68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97cm" svg:height="0.596cm" draw:transform="rotate (2.9843384879851) translate (13.918cm 15.67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599cm" svg:height="0.592cm" draw:transform="rotate (-0.157254165604689) translate (14.011cm 0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7cm" svg:height="0.598cm" draw:transform="rotate (-0.157254165604689) translate (14.014cm 0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46cm" svg:height="0.594cm" draw:transform="skewX (0.0101229096615672) rotate (-0.466177443207685) translate (14.078cm 0.35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93cm" svg:height="0.598cm" draw:transform="skewX (-0.0017453292519944) rotate (2.67541521038211) translate (24.334cm 6.2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95cm" svg:height="0.595cm" draw:transform="rotate (2.9843384879851) translate (23.61cm 11.5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96cm" svg:height="0.593cm" draw:transform="rotate (2.9843384879851) translate (23.609cm 11.5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97cm" svg:height="0.6cm" draw:transform="rotate (2.9843384879851) translate (15.073cm 8.3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3T16:25:08.063865717</dc:date>
    <meta:editing-duration>PT3H8M44S</meta:editing-duration>
    <meta:editing-cycles>25</meta:editing-cycles>
    <meta:generator>LibreOffice/6.4.3.2$Linux_X86_64 LibreOffice_project/40$Build-2</meta:generator>
    <meta:document-statistic meta:object-count="123"/>
  </office:meta>
</office:document-meta>
</file>